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ing_20_2">
      <style:text-properties officeooo:rsid="001aa8bd" officeooo:paragraph-rsid="001aa8bd"/>
    </style:style>
    <style:style style:name="P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officeooo:rsid="001aa8bd" officeooo:paragraph-rsid="001aa8bd"/>
    </style:style>
    <style:style style:name="P4" style:family="paragraph" style:parent-style-name="Standard">
      <style:paragraph-properties fo:text-align="end" style:justify-single-word="false"/>
      <style:text-properties officeooo:rsid="001aa8bd" officeooo:paragraph-rsid="001aa8bd"/>
    </style:style>
    <style:style style:name="P5" style:family="paragraph" style:parent-style-name="Text_20_body">
      <style:text-properties officeooo:rsid="001aa8bd" officeooo:paragraph-rsid="001aa8bd"/>
    </style:style>
    <style:style style:name="P6" style:family="paragraph" style:parent-style-name="Text_20_body">
      <style:text-properties officeooo:paragraph-rsid="001aa8bd"/>
    </style:style>
    <style:style style:name="P7" style:family="paragraph" style:parent-style-name="Title">
      <style:text-properties officeooo:rsid="001aa8bd" officeooo:paragraph-rsid="001aa8bd"/>
    </style:style>
    <style:style style:name="T1" style:family="text">
      <style:text-properties officeooo:rsid="001aa8bd"/>
    </style:style>
    <style:style style:name="T2" style:family="text">
      <style:text-properties officeooo:rsid="001c103d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officeooo:rsid="001ddf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e<text:tab/>: <text:span text:style-name="T4">10.10.2023</text:span></text:p>
      <text:p text:style-name="P3">Name<text:tab/><text:tab/>: <text:span text:style-name="T2">Nived R S</text:span></text:p>
      <text:p text:style-name="P3">Class<text:tab/><text:tab/>: <text:span text:style-name="T2">CS3C</text:span></text:p>
      <text:p text:style-name="P3">Roll No.<text:tab/>: <text:span text:style-name="T2">55</text:span></text:p>
      <text:p text:style-name="P3"/>
      <text:p text:style-name="P7"><text:span text:style-name="T2">1a</text:span>. <text:span text:style-name="T2">STRING PALINDROME</text:span></text:p>
      <text:p text:style-name="P5"/>
      <text:h text:style-name="P1" text:outline-level="2">PROGRAM</text:h>
      <text:p text:style-name="P6"/>
      <text:p text:style-name="Preformatted_20_Text">import java.util.Scanner;</text:p>
      <text:p text:style-name="Preformatted_20_Text"/>
      <text:p text:style-name="Preformatted_20_Text">public class StringPalindrome {</text:p>
      <text:p text:style-name="Preformatted_20_Text"><text:s text:c="4"/>public static void main(String[] args) {</text:p>
      <text:p text:style-name="Preformatted_20_Text"><text:s text:c="8"/>Scanner scanner = new Scanner(System.in);</text:p>
      <text:p text:style-name="Preformatted_20_Text"><text:s text:c="8"/>System.out.print("Enter the string : ");</text:p>
      <text:p text:style-name="Preformatted_20_Text"><text:s text:c="8"/>String str = scanner.nextLine();</text:p>
      <text:p text:style-name="Preformatted_20_Text"><text:s text:c="8"/>boolean isPalindrome = true;</text:p>
      <text:p text:style-name="Preformatted_20_Text"><text:s text:c="8"/>for(int i=0 ; i&lt;str.length();i++){</text:p>
      <text:p text:style-name="Preformatted_20_Text"><text:s text:c="12"/>if(str.charAt(i) != str.charAt(str.length()-1-i)){</text:p>
      <text:p text:style-name="Preformatted_20_Text"><text:s text:c="16"/>isPalindrome = false;</text:p>
      <text:p text:style-name="Preformatted_20_Text"><text:s text:c="16"/>break;</text:p>
      <text:p text:style-name="Preformatted_20_Text"><text:s text:c="12"/>}</text:p>
      <text:p text:style-name="Preformatted_20_Text"><text:s text:c="8"/>}</text:p>
      <text:p text:style-name="Preformatted_20_Text"><text:s text:c="8"/>if(isPalindrome){</text:p>
      <text:p text:style-name="Preformatted_20_Text"><text:s text:c="12"/>System.out.println("Palindrome");</text:p>
      <text:p text:style-name="Preformatted_20_Text"><text:s text:c="8"/>}</text:p>
      <text:p text:style-name="Preformatted_20_Text"><text:s text:c="8"/>else{</text:p>
      <text:p text:style-name="P2"><text:s text:c="12"/>System.out.println("<text:span text:style-name="T4">N</text:span>ot <text:span text:style-name="T4">a </text:span>palindrome"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h text:style-name="P1" text:outline-level="2">OUTPUT</text:h>
      <text:p text:style-name="P6"/>
      <text:p text:style-name="Preformatted_20_Text">Enter the string : malayalam </text:p>
      <text:p text:style-name="Preformatted_20_Text">Palindrome</text:p>
      <text:p text:style-name="Preformatted_20_Text"/>
      <text:p text:style-name="Preformatted_20_Text">Enter the string : hello</text:p>
      <text:p text:style-name="Preformatted_20_Text"><text:span text:style-name="T4">N</text:span>ot <text:span text:style-name="T4">a </text:span>palindro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9:24:11.412289805</meta:creation-date>
    <dc:date>2023-11-13T19:40:18.482102694</dc:date>
    <meta:editing-duration>PT16M6S</meta:editing-duration>
    <meta:editing-cycles>4</meta:editing-cycles>
    <meta:generator>LibreOffice/7.6.2.1$Linux_X86_64 LibreOffice_project/60$Build-1</meta:generator>
    <meta:document-statistic meta:table-count="0" meta:image-count="0" meta:object-count="0" meta:page-count="1" meta:paragraph-count="32" meta:word-count="87" meta:character-count="789" meta:non-whitespace-character-count="563"/>
  </office:meta>
</office:document-meta>
</file>